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50591<text:tab/><text:tab/><text:tab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בית אבות בולגרי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tab/>האם 8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9482222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פתוח 24 שעות <text:s/><text:tab/>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יש בכל מבנה בנפרד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<text:s/>מסביב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מירה קיסוס 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4">9625654</text:p>
          </table:table-cell>
          <table:table-cell table:style-name="Table2.A1" office:value-type="string">
            <text:p text:style-name="P14">054240495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רדכי נעמן</text:p>
          </table:table-cell>
          <table:table-cell table:style-name="Table2.A1" office:value-type="string">
            <text:p text:style-name="P14">מ"מ מנהל אחזק</text:p>
          </table:table-cell>
          <table:table-cell table:style-name="Table2.A1" office:value-type="string">
            <text:p text:style-name="P14">9403096</text:p>
          </table:table-cell>
          <table:table-cell table:style-name="Table2.A1" office:value-type="string">
            <text:p text:style-name="P14">054240495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לווה שלום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4">9662538</text:p>
          </table:table-cell>
          <table:table-cell table:style-name="Table2.A1" office:value-type="string">
            <text:p text:style-name="P14">0546244077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גפ"מ 2 צוברים מצד רח' האם בכניסה הראשית . בכניסה לבניין אסאוב לשימוש מטבח ראשי ומכבסה בגג הבניין. </text:p>
          </table:table-cell>
        </table:table-row>
        <table:table-row table:style-name="Table3.1">
          <table:table-cell table:style-name="Table3.A1" office:value-type="string">
            <text:p text:style-name="P14">3 מיכלי סולר תת קרקעים מצד רח' האם בין אסאוב לבניין ב' לשימוש גנרטור והסנקה.</text:p>
          </table:table-cell>
        </table:table-row>
        <table:table-row table:style-name="Table3.1">
          <table:table-cell table:style-name="Table3.A1" office:value-type="string">
            <text:p text:style-name="P14">חדר הסנקה בחניון תת קרקעי . 20000 ליטר סולר נוסף 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אגרי מים בחניון טירת ראשונים 80 מ"ק ברז מים ראשי ברח' ויניק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2T21:16:00</meta:creation-date>
    <dc:creator>מיכאל נפתלייב</dc:creator>
    <dc:date>2014-02-12T21:16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7" meta:word-count="199" meta:character-count="1470"/>
    <meta:generator>OpenOffice/4.0.1$Win32 OpenOffice.org_project/401m5$Build-9714</meta:generator>
  </office:meta>
</office:document-meta>
</file>